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0.385cm" fo:min-width="18.042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0.385cm" fo:min-width="4.834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draw:fill-color="#dee6ef" draw:textarea-horizontal-align="justify" draw:textarea-vertical-align="middle" draw:auto-grow-height="false" fo:min-height="0.385cm" fo:min-width="3.006cm"/>
      <style:paragraph-properties style:writing-mode="lr-tb"/>
    </style:style>
    <style:style style:name="gr6" style:family="graphic" style:parent-style-name="objectwithoutfill">
      <style:graphic-properties draw:stroke="dash" draw:stroke-dash="Long_20_Dash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draw:fill="none" draw:fill-color="#dee6ef" draw:textarea-horizontal-align="justify" draw:textarea-vertical-align="middle" draw:auto-grow-height="false" fo:min-height="0.385cm" fo:min-width="11.819cm"/>
      <style:paragraph-properties style:writing-mode="lr-tb"/>
    </style:style>
    <style:style style:name="gr9" style:family="graphic" style:parent-style-name="standard">
      <style:graphic-properties draw:stroke="none" draw:fill="none" draw:fill-color="#dee6ef" draw:textarea-horizontal-align="justify" draw:textarea-vertical-align="middle" draw:auto-grow-height="false" fo:min-height="0.385cm" fo:min-width="5.723cm"/>
      <style:paragraph-properties style:writing-mode="lr-tb"/>
    </style:style>
    <style:style style:name="gr10" style:family="graphic" style:parent-style-name="standard">
      <style:graphic-properties draw:stroke="none" draw:fill="none" draw:fill-color="#dee6ef" draw:textarea-horizontal-align="justify" draw:textarea-vertical-align="middle" draw:auto-grow-height="false" fo:min-height="0.258cm" fo:min-width="5.723cm"/>
      <style:paragraph-properties style:writing-mode="lr-tb"/>
    </style:style>
    <style:style style:name="gr11" style:family="graphic" style:parent-style-name="standard">
      <style:graphic-properties draw:fill="none" draw:fill-color="#cccccc" draw:textarea-horizontal-align="justify" draw:textarea-vertical-align="middle" draw:auto-grow-height="false" fo:min-height="5.211cm" fo:min-width="2.548cm"/>
      <style:paragraph-properties style:writing-mode="lr-tb"/>
    </style:style>
    <style:style style:name="gr12" style:family="graphic" style:parent-style-name="standard">
      <style:graphic-properties draw:fill="none" draw:fill-color="#cccccc" draw:textarea-horizontal-align="justify" draw:textarea-vertical-align="middle" draw:auto-grow-height="false" fo:min-height="1.909cm" fo:min-width="2.548cm"/>
      <style:paragraph-properties style:writing-mode="lr-tb"/>
    </style:style>
    <style:style style:name="gr13" style:family="graphic" style:parent-style-name="standard">
      <style:graphic-properties draw:fill="none" draw:fill-color="#cccccc" draw:textarea-horizontal-align="justify" draw:textarea-vertical-align="middle" draw:auto-grow-height="false" fo:min-height="2.671cm" fo:min-width="2.548cm"/>
      <style:paragraph-properties style:writing-mode="lr-tb"/>
    </style:style>
    <style:style style:name="gr14" style:family="graphic" style:parent-style-name="standard">
      <style:graphic-properties draw:fill="none" draw:fill-color="#cccccc" draw:textarea-horizontal-align="justify" draw:textarea-vertical-align="middle" draw:auto-grow-height="false" fo:min-height="2.163cm" fo:min-width="2.548cm"/>
      <style:paragraph-properties style:writing-mode="lr-tb"/>
    </style:style>
    <style:style style:name="gr15" style:family="graphic" style:parent-style-name="standard">
      <style:graphic-properties draw:fill="none" draw:fill-color="#cccccc" draw:textarea-horizontal-align="justify" draw:textarea-vertical-align="middle" draw:auto-grow-height="false" fo:min-height="0.766cm" fo:min-width="2.752cm"/>
      <style:paragraph-properties style:writing-mode="lr-tb"/>
    </style:style>
    <style:style style:name="gr16" style:family="graphic" style:parent-style-name="standard">
      <style:graphic-properties draw:fill="none" draw:fill-color="#cccccc" draw:textarea-horizontal-align="justify" draw:textarea-vertical-align="middle" draw:auto-grow-height="false" fo:min-height="13.466cm" fo:min-width="2.421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-color="#dee6e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>
      <loext:graphic-properties draw:fill="none" draw:fill-color="#dee6ef"/>
      <style:paragraph-properties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" style:family="paragraph"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dee6e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cccccc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8.542cm" svg:height="0.635cm" svg:x="1.254cm" svg:y="1.254cm">
          <text:p text:style-name="P1"><text:span text:style-name="T1">AutoLoad.cm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34cm" svg:height="0.635cm" svg:x="1.635cm" svg:y="3.286cm">
          <text:p text:style-name="P1"><text:span text:style-name="T1">AH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334cm" svg:height="0.635cm" svg:x="13.954cm" svg:y="3.286cm">
          <text:p text:style-name="P1"><text:span text:style-name="T1">Gam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25cm" svg:y1="1.889cm" svg:x2="4.302cm" svg:y2="3.286cm" draw:start-shape="id1" draw:start-glue-point="2" draw:end-shape="id2" draw:end-glue-point="0" svg:d="M10525 1889v698h-6223v699" svg:viewBox="0 0 6224 1398">
          <text:p/>
        </draw:connector>
        <draw:connector draw:style-name="gr4" draw:text-style-name="P3" draw:layer="layout" svg:x1="10.525cm" svg:y1="1.889cm" svg:x2="16.621cm" svg:y2="3.286cm" draw:start-shape="id1" draw:start-glue-point="2" draw:end-shape="id3" draw:end-glue-point="0" svg:d="M10525 1889v698h6096v699" svg:viewBox="0 0 6097 1398">
          <text:p/>
        </draw:connector>
        <draw:custom-shape draw:style-name="gr5" draw:text-style-name="P5" draw:layer="layout" svg:width="3.506cm" svg:height="0.635cm" svg:x="5.826cm" svg:y="2.016cm">
          <text:p text:style-name="P4"><text:span text:style-name="T2">laun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06cm" svg:height="0.635cm" svg:x="11.464cm" svg:y="2.016cm">
          <text:p text:style-name="P4"><text:span text:style-name="T2">launches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302cm" svg:y1="3.921cm" svg:x2="4.302cm" svg:y2="18.78cm">
          <text:p/>
        </draw:line>
        <draw:line draw:style-name="gr6" draw:text-style-name="P3" draw:layer="layout" svg:x1="16.621cm" svg:y1="3.921cm" svg:x2="16.621cm" svg:y2="18.653cm">
          <text:p/>
        </draw:line>
        <draw:line draw:style-name="gr7" draw:text-style-name="P3" draw:layer="layout" svg:x1="4.302cm" svg:y1="5.826cm" svg:x2="16.621cm" svg:y2="5.826cm">
          <text:p/>
        </draw:line>
        <draw:custom-shape draw:style-name="gr8" draw:text-style-name="P5" draw:layer="layout" svg:width="12.319cm" svg:height="0.635cm" svg:x="4.302cm" svg:y="5.191cm">
          <text:p text:style-name="P4"><text:span text:style-name="T2">Sends key strokes to load game through consol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5.334cm" svg:height="0.635cm" svg:x="7.858cm" svg:y="3.286cm">
          <text:p text:style-name="P6"><text:span text:style-name="T3">JSON file content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525cm" svg:y1="3.921cm" svg:x2="10.525cm" svg:y2="18.526cm">
          <text:p/>
        </draw:line>
        <draw:line draw:style-name="gr7" draw:text-style-name="P3" draw:layer="layout" svg:x1="4.302cm" svg:y1="4.937cm" svg:x2="10.525cm" svg:y2="4.937cm">
          <text:p/>
        </draw:line>
        <draw:custom-shape draw:style-name="gr9" draw:text-style-name="P5" draw:layer="layout" svg:width="6.223cm" svg:height="0.635cm" svg:x="4.302cm" svg:y="4.302cm">
          <text:p text:style-name="P4"><text:span text:style-name="T2">Set load status to Waiting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302cm" svg:y1="6.715cm" svg:x2="10.525cm" svg:y2="6.715cm">
          <text:p/>
        </draw:line>
        <draw:custom-shape draw:style-name="gr9" draw:text-style-name="P5" draw:layer="layout" svg:width="6.223cm" svg:height="0.635cm" svg:x="4.302cm" svg:y="6.08cm">
          <text:p text:style-name="P4"><text:span text:style-name="T2">Check load statu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525cm" svg:y1="6.842cm" svg:x2="4.302cm" svg:y2="6.842cm">
          <text:p/>
        </draw:line>
        <draw:custom-shape draw:style-name="gr10" draw:text-style-name="P5" draw:layer="layout" svg:width="6.223cm" svg:height="0.508cm" svg:x="4.302cm" svg:y="6.842cm">
          <text:p text:style-name="P4"><text:span text:style-name="T2">Status is Wait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048cm" svg:height="5.461cm" svg:x="16.748cm" svg:y="4.302cm">
          <text:p text:style-name="P1"><text:span text:style-name="T1">Game is</text:span></text:p>
          <text:p text:style-name="P1"><text:span text:style-name="T1">loading up</text:span></text:p>
          <text:p text:style-name="P1"><text:span text:style-name="T1">to its main</text:span></text:p>
          <text:p text:style-name="P1"><text:span text:style-name="T1">menu screen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302cm" svg:y1="7.985cm" svg:x2="16.621cm" svg:y2="7.985cm">
          <text:p/>
        </draw:line>
        <draw:custom-shape draw:style-name="gr8" draw:text-style-name="P5" draw:layer="layout" svg:width="12.319cm" svg:height="0.635cm" svg:x="4.302cm" svg:y="7.35cm">
          <text:p text:style-name="P4"><text:span text:style-name="T2">Sends key strokes to load game through consol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302cm" svg:y1="8.874cm" svg:x2="10.525cm" svg:y2="8.874cm">
          <text:p/>
        </draw:line>
        <draw:custom-shape draw:style-name="gr9" draw:text-style-name="P5" draw:layer="layout" svg:width="6.223cm" svg:height="0.635cm" svg:x="4.302cm" svg:y="8.239cm">
          <text:p text:style-name="P4"><text:span text:style-name="T2">Check load statu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525cm" svg:y1="9.001cm" svg:x2="4.302cm" svg:y2="9.001cm">
          <text:p/>
        </draw:line>
        <draw:custom-shape draw:style-name="gr10" draw:text-style-name="P5" draw:layer="layout" svg:width="6.223cm" svg:height="0.508cm" svg:x="4.302cm" svg:y="9.001cm">
          <text:p text:style-name="P4"><text:span text:style-name="T2">Status is Waiting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302cm" svg:y1="10.144cm" svg:x2="16.621cm" svg:y2="10.144cm">
          <text:p/>
        </draw:line>
        <draw:custom-shape draw:style-name="gr8" draw:text-style-name="P5" draw:layer="layout" svg:width="12.319cm" svg:height="0.635cm" svg:x="4.302cm" svg:y="9.509cm">
          <text:p text:style-name="P4"><text:span text:style-name="T2">Sends key strokes to load game through console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302cm" svg:y1="11.033cm" svg:x2="10.525cm" svg:y2="11.033cm">
          <text:p/>
        </draw:line>
        <draw:custom-shape draw:style-name="gr9" draw:text-style-name="P5" draw:layer="layout" svg:width="6.223cm" svg:height="0.635cm" svg:x="4.302cm" svg:y="10.398cm">
          <text:p text:style-name="P4"><text:span text:style-name="T2">Check load statu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525cm" svg:y1="11.16cm" svg:x2="4.302cm" svg:y2="11.16cm">
          <text:p/>
        </draw:line>
        <draw:custom-shape draw:style-name="gr10" draw:text-style-name="P5" draw:layer="layout" svg:width="6.223cm" svg:height="0.508cm" svg:x="4.302cm" svg:y="11.16cm">
          <text:p text:style-name="P4"><text:span text:style-name="T2">Status is Wait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048cm" svg:height="2.159cm" svg:x="16.748cm" svg:y="9.763cm">
          <text:p text:style-name="P1"><text:span text:style-name="T1">Game is</text:span></text:p>
          <text:p text:style-name="P1"><text:span text:style-name="T1">opening</text:span></text:p>
          <text:p text:style-name="P1"><text:span text:style-name="T1">console</text:span></text:p>
          <text:p text:style-name="P1"><text:span text:style-name="T1">and typing</text:span></text:p>
          <text:p text:style-name="P1"><text:span text:style-name="T1">load SaveNam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048cm" svg:height="2.921cm" svg:x="16.748cm" svg:y="11.922cm">
          <text:p text:style-name="P1"><text:span text:style-name="T1">Game is</text:span></text:p>
          <text:p text:style-name="P1"><text:span text:style-name="T1">loading the</text:span></text:p>
          <text:p text:style-name="P1"><text:span text:style-name="T1">saved game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302cm" svg:y1="12.303cm" svg:x2="16.621cm" svg:y2="12.303cm">
          <text:p/>
        </draw:line>
        <draw:custom-shape draw:style-name="gr8" draw:text-style-name="P5" draw:layer="layout" svg:width="12.319cm" svg:height="0.635cm" svg:x="4.302cm" svg:y="11.668cm">
          <text:p text:style-name="P4"><text:span text:style-name="T2">Sends key strokes to load game through cons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4.302cm" svg:y1="13.192cm" svg:x2="10.525cm" svg:y2="13.192cm">
          <text:p/>
        </draw:line>
        <draw:custom-shape draw:style-name="gr9" draw:text-style-name="P5" draw:layer="layout" svg:width="6.223cm" svg:height="0.635cm" svg:x="4.302cm" svg:y="12.557cm">
          <text:p text:style-name="P4"><text:span text:style-name="T2">Check load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525cm" svg:y1="13.319cm" svg:x2="4.302cm" svg:y2="13.319cm">
          <text:p/>
        </draw:line>
        <draw:custom-shape draw:style-name="gr10" draw:text-style-name="P5" draw:layer="layout" svg:width="6.223cm" svg:height="0.508cm" svg:x="4.302cm" svg:y="13.319cm">
          <text:p text:style-name="P4"><text:span text:style-name="T2">Status is Wa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4.302cm" svg:y1="14.462cm" svg:x2="16.621cm" svg:y2="14.462cm">
          <text:p/>
        </draw:line>
        <draw:custom-shape draw:style-name="gr8" draw:text-style-name="P5" draw:layer="layout" svg:width="12.319cm" svg:height="0.635cm" svg:x="4.302cm" svg:y="13.827cm">
          <text:p text:style-name="P4"><text:span text:style-name="T2">Sends key strokes to load game through console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048cm" svg:height="2.413cm" svg:x="16.748cm" svg:y="14.843cm">
          <text:p text:style-name="P1"><text:span text:style-name="T1">Game is</text:span></text:p>
          <text:p text:style-name="P1"><text:span text:style-name="T1">loaded and</text:span></text:p>
          <text:p text:style-name="P1"><text:span text:style-name="T1">Papyrus script</text:span></text:p>
          <text:p text:style-name="P1"><text:span text:style-name="T1">runs to</text:span></text:p>
          <text:p text:style-name="P1"><text:span text:style-name="T1">update JSON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621cm" svg:y1="16.367cm" svg:x2="10.525cm" svg:y2="16.367cm">
          <text:p/>
        </draw:line>
        <draw:custom-shape draw:style-name="gr9" draw:text-style-name="P5" draw:layer="layout" svg:width="6.223cm" svg:height="0.635cm" svg:x="10.398cm" svg:y="15.732cm">
          <text:p text:style-name="P4"><text:span text:style-name="T2">Set load status to Loaded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4.302cm" svg:y1="17.383cm" svg:x2="10.525cm" svg:y2="17.383cm">
          <text:p/>
        </draw:line>
        <draw:custom-shape draw:style-name="gr9" draw:text-style-name="P5" draw:layer="layout" svg:width="6.223cm" svg:height="0.635cm" svg:x="4.302cm" svg:y="16.748cm">
          <text:p text:style-name="P4"><text:span text:style-name="T2">Check load status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525cm" svg:y1="17.51cm" svg:x2="4.302cm" svg:y2="17.51cm">
          <text:p/>
        </draw:line>
        <draw:custom-shape draw:style-name="gr10" draw:text-style-name="P5" draw:layer="layout" svg:width="6.223cm" svg:height="0.508cm" svg:x="4.302cm" svg:y="17.51cm">
          <text:p text:style-name="P4"><text:span text:style-name="T2">Status is Loaded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252cm" svg:height="1.016cm" svg:x="2.651cm" svg:y="18.78cm">
          <text:p text:style-name="P1"><text:span text:style-name="T1">Exit AHK script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252cm" svg:height="1.016cm" svg:x="14.97cm" svg:y="18.653cm">
          <text:p text:style-name="P1"><text:span text:style-name="T1">Game is loa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2.921cm" svg:height="13.716cm" svg:x="1.254cm" svg:y="4.302cm">
          <text:p text:style-name="P1"><text:span text:style-name="T1">Loop to send</text:span></text:p>
          <text:p text:style-name="P1"><text:span text:style-name="T1">key strokes</text:span></text:p>
          <text:p text:style-name="P1"><text:span text:style-name="T1">loading game</text:span></text:p>
          <text:p text:style-name="P1"><text:span text:style-name="T1">until the status</text:span></text:p>
          <text:p text:style-name="P1"><text:span text:style-name="T1">in JSON file</text:span></text:p>
          <text:p text:style-name="P1"><text:span text:style-name="T1">is Load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91cm" fo:margin-left="1cm" fo:margin-right="1cm" fo:page-width="21.006cm" fo:page-height="21.0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1.2$Windows_x86 LibreOffice_project/7cbcfc562f6eb6708b5ff7d7397325de9e764452</meta:generator>
    <dc:date>2020-10-17T19:22:32.109000000</dc:date>
    <meta:editing-duration>PT9M10S</meta:editing-duration>
    <meta:editing-cycles>5</meta:editing-cycles>
    <meta:document-statistic meta:object-count="52"/>
  </office:meta>
</office:document-meta>
</file>